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2cm"/>
    </style:style>
    <style:style style:name="co3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4"/>
    <style:style style:name="ce3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emi</text:p>
          </table:table-cell>
          <table:covered-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astoni</text:p>
          </table:table-cell>
          <table:table-cell table:style-name="ce2" office:value-type="float" office:value="0" calcext:value-type="float">
            <text:p>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pe</text:p>
          </table:table-cell>
          <table:table-cell table:style-name="ce2" office:value-type="float" office:value="1" calcext:value-type="float">
            <text:p>01</text:p>
          </table:table-cell>
          <table:table-cell table:number-columns-repeated="3"/>
          <table:table-cell office:value-type="string" calcext:value-type="string">
            <text:p>Non codificato</text:p>
          </table:table-cell>
          <table:table-cell office:value-type="string" calcext:value-type="string">
            <text:p>Codificato</text:p>
          </table:table-cell>
        </table:table-row>
        <table:table-row table:style-name="ro1">
          <table:table-cell office:value-type="string" calcext:value-type="string">
            <text:p>Denari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nserisci un seme</text:p>
          </table:table-cell>
          <table:table-cell office:value-type="string" calcext:value-type="string">
            <text:p>Coppe</text:p>
          </table:table-cell>
          <table:table-cell table:style-name="ce2" table:formula="of:=IF([.F4]=[.A2];[.B2];IF([.F4]=[.A3];[.B3];IF([.F4]=[.A4];[.B4];[.B5])))"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Spade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Inserisci una carta</text:p>
          </table:table-cell>
          <table:table-cell office:value-type="float" office:value="5" calcext:value-type="float">
            <text:p>5</text:p>
          </table:table-cell>
          <table:table-cell table:style-name="ce3" table:formula="of:=COM.MICROSOFT.IFS([.F5]=[.A9];[.B9];[.F5]=[.A10];[.B10];[.F5]=[.A11];[.B11];[.F5]=[.A12];[.B12];[.F5]=[.A13];[.B13];[.F5]=[.A14];[.B14];[.F5]=[.A15];[.B15];[.F5]=[.A16];[.B16];[.F5]=[.A17];[.B17];[.F5]=[.A18];[.B18]; ; )" office:value-type="float" office:value="100" calcext:value-type="float">
            <text:p>01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Carte</text:p>
          </table:table-cell>
          <table:covered-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00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00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001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01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010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011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number:min-decimal-places="0" number:min-integer-digits="2"/>
    </number:number-style>
    <number:number-style style:name="N105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20:21:44.75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8:45:55.901000000</meta:creation-date>
    <meta:generator>LibreOffice/7.2.1.2$Windows_X86_64 LibreOffice_project/87b77fad49947c1441b67c559c339af8f3517e22</meta:generator>
    <dc:date>2021-09-23T20:26:03.981000000</dc:date>
    <meta:editing-duration>PT21M49S</meta:editing-duration>
    <meta:editing-cycles>3</meta:editing-cycles>
    <meta:document-statistic meta:table-count="1" meta:cell-count="38" meta:object-count="0"/>
  </office:meta>
</office:document-meta>
</file>